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00000002000309F1C.png" manifest:media-type="image/png"/>
  <manifest:file-entry manifest:full-path="Pictures/10000000000003A8000001416BFAE9C4.jpg" manifest:media-type="image/jpeg"/>
  <manifest:file-entry manifest:full-path="Pictures/10000000000003C000000149DDA4D64C.jpg" manifest:media-type="image/jpeg"/>
  <manifest:file-entry manifest:full-path="Pictures/100002010000061E00000559248150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33"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text:enable-numbering="false"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text:enable-numbering="false"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fo:font-size="40pt"/>
    </style:style>
    <style:style style:name="P8" style:family="paragraph">
      <style:paragraph-properties text:enable-numbering="false" fo:margin-left="1.753cm" fo:margin-right="0cm" fo:text-indent="0cm"/>
      <style:text-properties fo:font-weight="bold" style:font-weight-asian="bold" style:font-weight-complex="bold"/>
    </style:style>
    <style:style style:name="P9" style:family="paragraph">
      <style:paragraph-properties fo:margin-left="0.6cm" fo:margin-right="0cm" fo:text-indent="-0.6cm"/>
      <style:text-properties fo:font-size="12pt"/>
    </style:style>
    <style:style style:name="P10" style:family="paragraph">
      <style:paragraph-properties text:enable-numbering="false" fo:margin-left="1.753cm" fo:margin-right="0cm" fo:text-indent="0cm"/>
      <style:text-properties fo:font-family="'DejaVu Sans'" style:font-family-generic="swiss" style:font-pitch="variable" fo:font-size="22pt" fo:font-weight="bold" style:font-size-asian="22pt" style:font-weight-asian="bold" style:font-size-complex="22pt" style:font-weight-complex="bold"/>
    </style:style>
    <style:style style:name="P11" style:family="paragraph">
      <style:text-properties fo:font-size="20pt" style:font-size-asian="20pt" style:font-size-complex="20pt"/>
    </style:style>
    <style:style style:name="P12" style:family="paragraph">
      <style:paragraph-properties text:enable-numbering="false" fo:margin-left="1.753cm" fo:margin-right="0cm" fo:text-indent="0cm"/>
      <style:text-properties fo:font-family="'DejaVu Sans'" style:font-family-generic="swiss" style:font-pitch="variable" fo:font-size="20pt" fo:font-weight="bold" style:font-size-asian="20pt" style:font-weight-asian="bold" style:font-size-complex="20pt" style:font-weight-complex="bold"/>
    </style:style>
    <style:style style:name="P13" style:family="paragraph">
      <style:paragraph-properties fo:margin-left="0cm" fo:margin-right="0cm" fo:margin-top="0.335cm" fo:margin-bottom="0cm" fo:line-height="85%" fo:text-align="center" fo:text-indent="0cm" style:punctuation-wrap="hanging" style:line-break="strict"/>
    </style:style>
    <style:style style:name="P14" style:family="paragraph">
      <style:paragraph-properties text:enable-numbering="false"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fo:font-size="40pt"/>
    </style:style>
    <style:style style:name="T4" style:family="text">
      <style:text-properties fo:font-family="'Bitstream Vera Sans'" style:font-pitch="variable" fo:font-size="24pt" fo:font-weight="normal" style:font-weight-asian="normal" style:font-weight-complex="normal"/>
    </style:style>
    <style:style style:name="T5" style:family="text">
      <style:text-properties fo:font-family="'DejaVu Sans'" style:font-family-generic="swiss" style:font-pitch="variable" fo:font-size="20pt" fo:font-weight="normal" style:font-size-asian="20pt" style:font-weight-asian="normal" style:font-size-complex="20pt" style:font-weight-complex="normal"/>
    </style:style>
    <style:style style:name="T6"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7" style:family="text">
      <style:text-properties fo:font-family="'DejaVu Sans'" style:font-family-generic="swiss" style:font-pitch="variable"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HTML5 Graphics, Media ans API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Topics</text:span></text:p>
          </draw:text-box>
        </draw:frame>
        <draw:frame presentation:style-name="pr4" draw:text-style-name="P8" draw:layer="layout" svg:width="28.602cm" svg:height="11.967cm" svg:x="1.878cm" svg:y="4.684cm" presentation:class="outline" presentation:user-transformed="true">
          <draw:text-box>
            <text:list text:style-name="L4">
              <text:list-item>
                <text:p><text:span text:style-name="T4">HTML5 Canvas</text:span></text:p>
              </text:list-item>
              <text:list-item>
                <text:p><text:span text:style-name="T4">HTML5 SVG</text:span></text:p>
              </text:list-item>
              <text:list-item>
                <text:p><text:span text:style-name="T4">HTML5 Video</text:span></text:p>
              </text:list-item>
              <text:list-item>
                <text:p><text:span text:style-name="T4">HTML5 Audio</text:span></text:p>
              </text:list-item>
              <text:list-item>
                <text:p><text:span text:style-name="T4">HTML5 Geolocation</text:span></text:p>
              </text:list-item>
              <text:list-item>
                <text:p><text:span text:style-name="T4">HTML5 Drag/Drop</text:span></text:p>
              </text:list-item>
              <text:list-item>
                <text:p><text:span text:style-name="T4">HTML5 Web Storage</text:span></text:p>
              </text:list-item>
              <text:list-item>
                <text:p><text:span text:style-name="T4">HTML5 App Cache</text:span></text:p>
              </text:list-item>
              <text:list-item>
                <text:p><text:span text:style-name="T4">HTML5 Web Workers</text:span></text:p>
              </text:list-item>
              <text:list-item>
                <text:p><text:span text:style-name="T4">HTML5 SSE</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Canvas</text:span></text:p>
          </draw:text-box>
        </draw:frame>
        <draw:frame presentation:style-name="pr6" draw:text-style-name="P10" draw:layer="layout" svg:width="28.602cm" svg:height="14.104cm" svg:x="1.878cm" svg:y="4.184cm" presentation:class="outline" presentation:user-transformed="true">
          <draw:text-box>
            <text:list text:style-name="L4">
              <text:list-item>
                <text:p><text:span text:style-name="T5">The HTML5 &lt;canvas&gt; element is used to draw graphics, on the fly, on a web page.</text:span></text:p>
              </text:list-item>
              <text:list-item>
                <text:p><text:span text:style-name="T5">The &lt;canvas&gt; element is only a container for graphics. You must use a script to actually draw the graphics.</text:span></text:p>
              </text:list-item>
              <text:list-item>
                <text:p><text:span text:style-name="T5">Canvas has several methods for drawing paths, boxes, circles, text, and adding images.</text:span></text:p>
              </text:list-item>
              <text:list-item>
                <text:p><text:span text:style-name="T5">A canvas is a rectangular area on an HTML page, and it is specified with the &lt;canvas&gt; element.</text:span></text:p>
              </text:list-item>
              <text:list-item>
                <text:p><text:span text:style-name="T5">Always specify an id attribute (to be referred to in a script), and a width and height attribute to define the size of the canvas.</text:span></text:p>
              </text:list-item>
              <text:list-item>
                <text:p><text:span text:style-name="T5">All drawing on the canvas must be done inside a JavaScript:</text:span></text:p>
                <text:list>
                  <text:list-item>
                    <text:p><text:span text:style-name="T5">Functions of JavaScript used in conves: getContext("2d"), fillRect(), moveTo(), lineTo(), arc(), stroke(), fillText(), strokeText(), createLinearGradient(), addColorStop()</text:span></text:p>
                  </text:list-item>
                  <text:list-item>
                    <text:p><text:span text:style-name="T5">methods of the getContext("2d") object is more and we don't need to remember them.</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Inline SVG</text:span></text:p>
          </draw:text-box>
        </draw:frame>
        <draw:frame presentation:style-name="pr8" draw:text-style-name="P10" draw:layer="layout" svg:width="28.602cm" svg:height="14.044cm" svg:x="1.878cm" svg:y="4.184cm" presentation:class="outline" presentation:user-transformed="true">
          <draw:text-box>
            <text:list text:style-name="L4">
              <text:list-item>
                <text:p><text:span text:style-name="T6">What is SVG?</text:span></text:p>
                <text:list>
                  <text:list-item>
                    <text:p><text:span text:style-name="T5">SVG stands for Scalable Vector Graphics</text:span></text:p>
                  </text:list-item>
                  <text:list-item>
                    <text:p><text:span text:style-name="T5">SVG is used to define vector-based graphics for the Web</text:span></text:p>
                  </text:list-item>
                  <text:list-item>
                    <text:p><text:span text:style-name="T5">SVG defines the graphics in XML format</text:span></text:p>
                  </text:list-item>
                  <text:list-item>
                    <text:p><text:span text:style-name="T5">SVG graphics do NOT lose any quality if they are zoomed or resized</text:span></text:p>
                  </text:list-item>
                  <text:list-item>
                    <text:p><text:span text:style-name="T5">Every element and every attribute in SVG files can be animated</text:span></text:p>
                  </text:list-item>
                  <text:list-item>
                    <text:p><text:span text:style-name="T5">SVG is a W3C recommendation</text:span></text:p>
                  </text:list-item>
                </text:list>
              </text:list-item>
              <text:list-item>
                <text:p><text:span text:style-name="T6">Advantages of using SVG over other image formats (like JPEG and GIF)</text:span><text:span text:style-name="T5">:</text:span></text:p>
                <text:list>
                  <text:list-item>
                    <text:p><text:span text:style-name="T5">SVG images can be created and edited with any text editor</text:span></text:p>
                  </text:list-item>
                  <text:list-item>
                    <text:p><text:span text:style-name="T5">SVG images can be searched, indexed, scripted, and compressed</text:span></text:p>
                  </text:list-item>
                  <text:list-item>
                    <text:p><text:span text:style-name="T5">SVG images are scalable</text:span></text:p>
                  </text:list-item>
                  <text:list-item>
                    <text:p><text:span text:style-name="T5">SVG images can be printed with high quality at any resolution</text:span></text:p>
                  </text:list-item>
                  <text:list-item>
                    <text:p><text:span text:style-name="T5">SVG images are zoomable (and the image can be zoomed without degradation)</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Inline SVG</text:span></text:p>
          </draw:text-box>
        </draw:frame>
        <draw:frame presentation:style-name="pr10" draw:text-style-name="P10" draw:layer="layout" svg:width="28.602cm" svg:height="12.222cm" svg:x="1.878cm" svg:y="4.184cm" presentation:class="outline" presentation:user-transformed="true">
          <draw:text-box>
            <text:list text:style-name="L4">
              <text:list-item>
                <text:p><text:span text:style-name="T7">Differences Between SVG and Canvas</text:span></text:p>
                <text:list>
                  <text:list-item>
                    <text:p><text:span text:style-name="T6">SVG is a language for describing 2D graphics in XML.</text:span></text:p>
                  </text:list-item>
                  <text:list-item>
                    <text:p><text:span text:style-name="T6">Canvas draws 2D graphics, on the fly (with a JavaScript).</text:span></text:p>
                  </text:list-item>
                </text:list>
              </text:list-item>
              <text:list-item>
                <text:p><text:span text:style-name="T6">SVG is XML based, which means that every element is available within the SVG DOM. You can attach JavaScript event handlers for an element.</text:span></text:p>
              </text:list-item>
              <text:list-item>
                <text:p><text:span text:style-name="T6">In SVG, each drawn shape is remembered as an object. If attributes of an SVG object are changed, the browser can automatically re-render the shape.</text:span></text:p>
              </text:list-item>
              <text:list-item>
                <text:p><text:span text:style-name="T6">Canvas is rendered pixel by pixel. In canvas, once the graphic is drawn, it is forgotten by the browser. If its position should be changed, the entire scene needs to be redrawn, including any objects that might have been covered by the graphic.</text:span></text:p>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Video</text:span></text:p>
          </draw:text-box>
        </draw:frame>
        <draw:frame presentation:style-name="pr12" draw:text-style-name="P10" draw:layer="layout" svg:width="29.237cm" svg:height="13.387cm" svg:x="1.878cm" svg:y="4.184cm" presentation:class="outline" presentation:user-transformed="true">
          <draw:text-box>
            <text:list text:style-name="L4">
              <text:list-item>
                <text:p><text:span text:style-name="T6">Many modern websites show videos. HTML5 provides a standard for showing them.</text:span></text:p>
              </text:list-item>
              <text:list-item>
                <text:p><text:span text:style-name="T6">Before HTML5, there was no standard for showing videos/movies.</text:span></text:p>
              </text:list-item>
              <text:list-item>
                <text:p><text:span text:style-name="T6">Before HTML5, videos could only be played with a plug-in (like flash). However, different browsers supported different plug-ins.</text:span></text:p>
              </text:list-item>
              <text:list-item>
                <text:p><text:span text:style-name="T6">HTML5 defines a new element which specifies a standard way to embed a video or movie on a web page: the &lt;video&gt; element.</text:span></text:p>
              </text:list-item>
              <text:list-item>
                <text:p><text:span text:style-name="T6">HTML5 has DOM methods, properties, and events for the &lt;video&gt; and &lt;audio&gt; elements.</text:span></text:p>
              </text:list-item>
              <text:list-item>
                <text:p><text:span text:style-name="T6">These methods, properties, and events allow you to manipulate &lt;video&gt; and &lt;audio&gt; elements using JavaScript.</text:span></text:p>
              </text:list-item>
              <text:list-item>
                <text:p><text:span text:style-name="T6">There are methods for playing, pausing, and loading. There are also DOM events that can notify you when the &lt;video&gt; element begins to play, is paused, is ended, etc.</text:span></text:p>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Video (cont.)</text:span></text:p>
          </draw:text-box>
        </draw:frame>
        <draw:frame presentation:style-name="pr14" draw:text-style-name="P10" draw:layer="layout" svg:width="29.237cm" svg:height="10.863cm" svg:x="1.878cm" svg:y="4.184cm" presentation:class="outline" presentation:user-transformed="true">
          <draw:text-box>
            <text:list text:style-name="L4">
              <text:list-item>
                <text:p><text:span text:style-name="T6">&lt;video&gt; tag specifies video, such as a movie clip or other video streams.</text:span></text:p>
              </text:list-item>
              <text:list-item>
                <text:p><text:span text:style-name="T6">Currently, there are 3 supported video formats for the &lt;video&gt; element: MP4, WebM, and Ogg</text:span></text:p>
              </text:list-item>
              <text:list-item>
                <text:p><text:span text:style-name="T6">Any text between the &lt;video&gt; and &lt;/video&gt; tags will be displayed in browsers that do not support the &lt;video&gt; element.</text:span></text:p>
              </text:list-item>
              <text:list-item>
                <text:p><text:span text:style-name="T6">Optional Attributes: </text:span></text:p>
                <text:list>
                  <text:list-item>
                    <text:p><text:span text:style-name="T5">autoplay - Specifies that the video will start playing as soon as it is ready</text:span></text:p>
                  </text:list-item>
                  <text:list-item>
                    <text:p><text:span text:style-name="T5">controls- Specifies that video controls should be displayed</text:span></text:p>
                  </text:list-item>
                  <text:list-item>
                    <text:p><text:span text:style-name="T5">poster - Specifies an image to be shown while the video is downloading</text:span></text:p>
                  </text:list-item>
                  <text:list-item>
                    <text:p><text:span text:style-name="T5">height, width, loop, muted, preload, src</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Audio</text:span></text:p>
          </draw:text-box>
        </draw:frame>
        <draw:frame presentation:style-name="pr16" draw:text-style-name="P10" draw:layer="layout" svg:width="29.237cm" svg:height="12.928cm" svg:x="1.878cm" svg:y="4.184cm" presentation:class="outline" presentation:user-transformed="true">
          <draw:text-box>
            <text:list text:style-name="L4">
              <text:list-item>
                <text:p><text:span text:style-name="T6">HTML5 provides a standard for playing audio files.</text:span></text:p>
              </text:list-item>
              <text:list-item>
                <text:p><text:span text:style-name="T6">Before HTML5, audio files had to be played with a plug-in. However, different browsers supported different plug-ins.</text:span></text:p>
              </text:list-item>
              <text:list-item>
                <text:p><text:span text:style-name="T6">HTML5 defines a new element which specifies a standard way to embed an audio file on a web page: the &lt;audio&gt; element.</text:span></text:p>
              </text:list-item>
              <text:list-item>
                <text:p><text:span text:style-name="T6">The control attribute adds audio controls, like play, pause, and volume.</text:span></text:p>
              </text:list-item>
              <text:list-item>
                <text:p><text:span text:style-name="T6">The &lt;audio&gt; element allows multiple &lt;source&gt; elements. &lt;source&gt; elements can link to different audio files. The browser will use the first recognized format.</text:span></text:p>
              </text:list-item>
              <text:list-item>
                <text:p><text:span text:style-name="T6">Currently, there are 3 supported file formats for the &lt;audio&gt; element: MP3, Wav, and Ogg</text:span></text:p>
              </text:list-item>
              <text:list-item>
                <text:p><text:span text:style-name="T6">&lt;audio&gt; tag defines sound, such as music or other audio streams.</text:span></text:p>
              </text:list-item>
              <text:list-item>
                <text:p><text:span text:style-name="T6">Attributes: autoplay, controls, loop, muted, preload, src</text:span></text:p>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Geolocation</text:span></text:p>
          </draw:text-box>
        </draw:frame>
        <draw:frame presentation:style-name="pr18" draw:text-style-name="P10" draw:layer="layout" svg:width="29.237cm" svg:height="10.86cm" svg:x="1.878cm" svg:y="4.184cm" presentation:class="outline" presentation:user-transformed="true">
          <draw:text-box>
            <text:list text:style-name="L4">
              <text:list-item>
                <text:p><text:span text:style-name="T6">HTML5 Geolocation API is used to get the geographical position of a user.</text:span></text:p>
              </text:list-item>
              <text:list-item>
                <text:p><text:span text:style-name="T6">Since this can compromise user privacy, the position is not available unless the user approves it.</text:span></text:p>
              </text:list-item>
              <text:list-item>
                <text:p><text:span text:style-name="T6">Use the getCurrentPosition() method to get the user's position.</text:span></text:p>
              </text:list-item>
              <text:list-item>
                <text:p><text:span text:style-name="T6">This page demonstrated how to show a user's position on a map. However, Geolocation is also very useful for location-specific information. Examples:</text:span></text:p>
                <text:list>
                  <text:list-item>
                    <text:p><text:span text:style-name="T6">Up-to-date local information</text:span></text:p>
                  </text:list-item>
                  <text:list-item>
                    <text:p><text:span text:style-name="T6">Showing Points-of-interest near the user</text:span></text:p>
                  </text:list-item>
                  <text:list-item>
                    <text:p><text:span text:style-name="T6">Turn-by-turn navigation (GPS)</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Drag and Drop</text:span></text:p>
          </draw:text-box>
        </draw:frame>
        <draw:frame presentation:style-name="pr20" draw:text-style-name="P10" draw:layer="layout" svg:width="29.237cm" svg:height="12.365cm" svg:x="1.878cm" svg:y="4.184cm" presentation:class="outline" presentation:user-transformed="true">
          <draw:text-box>
            <text:list text:style-name="L4">
              <text:list-item>
                <text:p><text:span text:style-name="T6">Drag and drop is a part of the HTML5 standard.</text:span></text:p>
              </text:list-item>
              <text:list-item>
                <text:p><text:span text:style-name="T6">Drag and drop is a very common feature. It is when you "grab" an object and drag it to a different location.</text:span></text:p>
              </text:list-item>
              <text:list-item>
                <text:p><text:span text:style-name="T6">In HTML5, drag and drop is part of the standard, and any element can be draggable.</text:span></text:p>
              </text:list-item>
              <text:list-item>
                <text:p><text:span text:style-name="T6">To make an element draggable, set the draggable attribute to true:</text:span></text:p>
                <text:list>
                  <text:list-item>
                    <text:p><text:span text:style-name="T6">&lt;img draggable="true"&gt;</text:span></text:p>
                  </text:list-item>
                </text:list>
              </text:list-item>
              <text:list-item>
                <text:p><text:span text:style-name="T6">Then, specify what should happen when the element is dragged.</text:span></text:p>
                <text:list>
                  <text:list-item>
                    <text:p><text:span text:style-name="T6">ondragstart and setData()</text:span></text:p>
                  </text:list-item>
                </text:list>
              </text:list-item>
              <text:list-item>
                <text:p><text:span text:style-name="T6">The ondragover event specifies where the dragged data can be dropped.</text:span></text:p>
              </text:list-item>
              <text:list-item>
                <text:p><text:span text:style-name="T6">When the dragged data is dropped, a drop event occurs.</text:span></text:p>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Web Storage</text:span></text:p>
          </draw:text-box>
        </draw:frame>
        <draw:frame presentation:style-name="pr22" draw:text-style-name="P10" draw:layer="layout" svg:width="29.237cm" svg:height="13.318cm" svg:x="1.878cm" svg:y="4.184cm" presentation:class="outline" presentation:user-transformed="true">
          <draw:text-box>
            <text:list text:style-name="L4">
              <text:list-item>
                <text:p><text:span text:style-name="T6">With HTML5, web pages can store data locally within the user's browser.</text:span></text:p>
              </text:list-item>
              <text:list-item>
                <text:p><text:span text:style-name="T6">Earlier, this was done with cookies. However, Web Storage is more secure and faster. The data is not included with every server request, but used ONLY when asked for. It is also possible to store large amounts of data, without affecting the website's performance.</text:span></text:p>
              </text:list-item>
              <text:list-item>
                <text:p><text:span text:style-name="T6">The data is stored in name/value pairs, and a web page can only access data stored by itself.</text:span></text:p>
              </text:list-item>
              <text:list-item>
                <text:p><text:span text:style-name="T6">Unlike cookies, the storage limit is far larger (at least 5MB) and information is never transferred to the server.</text:span></text:p>
              </text:list-item>
              <text:list-item>
                <text:p><text:span text:style-name="T6">HTML5 Web Storage provides two new objects for storing data on the client:</text:span></text:p>
                <text:list>
                  <text:list-item>
                    <text:p><text:span text:style-name="T6">window.localStorage - stores data with no expiration date</text:span></text:p>
                  </text:list-item>
                  <text:list-item>
                    <text:p><text:span text:style-name="T6">code.sessionStorage - stores data for one session (data is lost when the tab is closed)</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Application Cache</text:span></text:p>
          </draw:text-box>
        </draw:frame>
        <draw:frame presentation:style-name="pr24" draw:text-style-name="P10" draw:layer="layout" svg:width="29.237cm" svg:height="12.484cm" svg:x="1.878cm" svg:y="4.184cm" presentation:class="outline" presentation:user-transformed="true">
          <draw:text-box>
            <text:list text:style-name="L4">
              <text:list-item>
                <text:p><text:span text:style-name="T6">HTML5 introduces application cache, which means that a web application is cached, and accessible without an internet connection.</text:span></text:p>
              </text:list-item>
              <text:list-item>
                <text:p><text:span text:style-name="T6">Application cache gives an application three advantages:</text:span></text:p>
                <text:list>
                  <text:list-item>
                    <text:p><text:span text:style-name="T5">Offline browsing - users can use the application when they're offline</text:span></text:p>
                  </text:list-item>
                  <text:list-item>
                    <text:p><text:span text:style-name="T5">Speed - cached resources load faster</text:span></text:p>
                  </text:list-item>
                  <text:list-item>
                    <text:p><text:span text:style-name="T5">Reduced server load - the browser will only download updated/changed resources from the server</text:span></text:p>
                  </text:list-item>
                </text:list>
              </text:list-item>
              <text:list-item>
                <text:p><text:span text:style-name="T6">To enable application cache, include the manifest attribute in the document's &lt;html&gt; tag: &lt;html manifest="demo.appcache"&gt;</text:span></text:p>
              </text:list-item>
              <text:list-item>
                <text:p><text:span text:style-name="T6">Every page with the manifest attribute specified will be cached when the user visits it. If the manifest attribute is not specified, the page will not be cached (unless the page is specified directly in the manifest file).</text:span></text:p>
              </text:list-item>
              <text:list-item>
                <text:p><text:span text:style-name="T6">The recommended file extension for manifest files is: ".appcache"</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Application Cache (cont.)</text:span></text:p>
          </draw:text-box>
        </draw:frame>
        <draw:frame presentation:style-name="pr26" draw:text-style-name="P12" draw:layer="layout" svg:width="29.237cm" svg:height="14.547cm" svg:x="1.878cm" svg:y="4.184cm" presentation:class="outline" presentation:user-transformed="true">
          <draw:text-box>
            <text:list text:style-name="L4">
              <text:list-item>
                <text:p text:style-name="P11"><text:span text:style-name="T5">The manifest file is a simple text file, which tells the browser what to cache (and what to never cache).</text:span></text:p>
              </text:list-item>
              <text:list-item>
                <text:p text:style-name="P11"><text:span text:style-name="T5">The manifest file has three sections:</text:span></text:p>
                <text:list>
                  <text:list-item>
                    <text:p text:style-name="P11"><text:span text:style-name="T5">CACHE MANIFEST - Files listed under this header will be cached after they are downloaded for the first time</text:span></text:p>
                  </text:list-item>
                  <text:list-item>
                    <text:p text:style-name="P11"><text:span text:style-name="T5">NETWORK - Files listed under this header require a connection to the server, and will never be cached</text:span></text:p>
                  </text:list-item>
                  <text:list-item>
                    <text:p text:style-name="P11"><text:span text:style-name="T5">FALLBACK - Files listed under this header specifies fallback pages if a page is inaccessible</text:span></text:p>
                  </text:list-item>
                </text:list>
              </text:list-item>
              <text:list-item>
                <text:p text:style-name="P11"><text:span text:style-name="T5">Once an application is cached, it remains cached until one of the following happens: <text:s/></text:span></text:p>
                <text:list>
                  <text:list-item>
                    <text:p text:style-name="P11"><text:span text:style-name="T5">The user clears the browser's cache</text:span></text:p>
                  </text:list-item>
                  <text:list-item>
                    <text:p text:style-name="P11"><text:span text:style-name="T5">The manifest file is modified (see tip below)</text:span></text:p>
                  </text:list-item>
                  <text:list-item>
                    <text:p text:style-name="P11"><text:span text:style-name="T5">The application cache is programmatically updated</text:span></text:p>
                  </text:list-item>
                </text:list>
              </text:list-item>
              <text:list-item>
                <text:p text:style-name="P11"><text:span text:style-name="T5">Updating the date and version in a comment line is one way to make the browser re-cache your files.</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Web Workers</text:span></text:p>
          </draw:text-box>
        </draw:frame>
        <draw:frame presentation:style-name="pr28" draw:text-style-name="P12" draw:layer="layout" svg:width="29.237cm" svg:height="13.63cm" svg:x="1.878cm" svg:y="4.184cm" presentation:class="outline" presentation:user-transformed="true">
          <draw:text-box>
            <text:list text:style-name="L4">
              <text:list-item>
                <text:p text:style-name="P11"><text:span text:style-name="T5">When executing scripts in an HTML page, the page becomes unresponsive until the script is finished.</text:span></text:p>
              </text:list-item>
              <text:list-item>
                <text:p text:style-name="P11"><text:span text:style-name="T5">A web worker is a JavaScript that runs in the background, independently of other scripts, without affecting the performance of the page. You can continue to do whatever you want: clicking, selecting things, etc., while the web worker runs in the background.</text:span></text:p>
              </text:list-item>
              <text:list-item>
                <text:p text:style-name="P11"><text:span text:style-name="T5">Before creating a web worker, check whether the user's browser supports it:</text:span></text:p>
                <text:list>
                  <text:list-item>
                    <text:p><text:span text:style-name="T5">if(typeof(Worker) !== "undefined")</text:span></text:p>
                  </text:list-item>
                </text:list>
              </text:list-item>
              <text:list-item>
                <text:p><text:span text:style-name="T5">When we have the web worker file, we need to call it from an HTML page.</text:span></text:p>
              </text:list-item>
              <text:list-item>
                <text:p><text:span text:style-name="T5">The following lines checks if the worker already exists, if not - it creates a new web worker object and runs the code in "demo_workers.js":</text:span></text:p>
                <text:list>
                  <text:list-item>
                    <text:p><text:span text:style-name="T5">if(typeof(w) == "undefined") {</text:span></text:p>
                    <text:p><text:span text:style-name="T5"><text:s text:c="4"/></text:span><text:span text:style-name="T5">w = new Worker("demo_workers.js");}</text:span></text:p>
                  </text:list-item>
                </text:list>
              </text:list-item>
              <text:list-item>
                <text:p><text:span text:style-name="T5">When a web worker object is created, it will continue to listen for messages (even after the external script is finished) until it is terminated.</text:span></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576cm" svg:x="2.34cm" svg:y="1.399cm">
          <draw:text-box>
            <text:p text:style-name="P6"><text:span text:style-name="T3">HTML5 SSE</text:span></text:p>
          </draw:text-box>
        </draw:frame>
        <draw:frame presentation:style-name="pr30" draw:text-style-name="P12" draw:layer="layout" svg:width="29.237cm" svg:height="11.184cm" svg:x="1.878cm" svg:y="4.184cm" presentation:class="outline" presentation:user-transformed="true">
          <draw:text-box>
            <text:list text:style-name="L4">
              <text:list-item>
                <text:p text:style-name="P11"><text:span text:style-name="T5">SSE = Server-Sent Events - One Way Messaging</text:span></text:p>
              </text:list-item>
              <text:list-item>
                <text:p text:style-name="P11"><text:span text:style-name="T5">A server-sent event is when a web page automatically gets updates from a server.</text:span></text:p>
              </text:list-item>
              <text:list-item>
                <text:p text:style-name="P11"><text:span text:style-name="T5">This was also possible before, but the web page would have to ask if any updates were available. With server-sent events, the updates come automatically.</text:span></text:p>
              </text:list-item>
              <text:list-item>
                <text:p text:style-name="P11"><text:span text:style-name="T5">Examples: Facebook/Twitter updates, stock price updates, news feeds, sport results, etc.</text:span></text:p>
              </text:list-item>
              <text:list-item>
                <text:p text:style-name="P11"><text:span text:style-name="T5">The EventSource object is used to receive server-sent event notifications:</text:span></text:p>
                <text:list>
                  <text:list-item>
                    <text:p><text:span text:style-name="T5">var source = new EventSource("server.php");</text:span></text:p>
                  </text:list-item>
                </text:list>
              </text:list-item>
              <text:list-item>
                <text:p><text:span text:style-name="T5">Before this need to check browser support for server-sent events:</text:span></text:p>
                <text:list>
                  <text:list-item>
                    <text:p><text:span text:style-name="T5">if(typeof(EventSource) !== "undefined") </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1" draw:master-page-name="Title1" presentation:presentation-page-layout-name="AL1T0">
        <office:forms form:automatic-focus="false" form:apply-design-mode="false"/>
        <draw:frame presentation:style-name="pr32" draw:text-style-name="P14" draw:layer="layout" svg:width="27.2cm" svg:height="3.185cm" svg:x="2.666cm" svg:y="9.775cm" presentation:class="title" presentation:user-transformed="true">
          <draw:text-box>
            <text:p text:style-name="P13"><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3"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AR PL ShanHeiSun Un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text:enable-numbering="false" fo:margin-left="0cm" fo:margin-right="0cm" fo:line-height="100%" fo:text-align="start" fo:text-indent="0cm" style:punctuation-wrap="hanging" style:line-break="strict" style:writing-mode="lr-tb"/>
    </style:style>
    <style:style style:name="MP9" style:family="paragraph">
      <style:paragraph-properties text:enable-numbering="false"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Symbol" style:font-pitch="variable" style:font-charset="x-symbol"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style:style style:name="MT3" style:family="text">
      <style:text-properties fo:color="#000000" fo:font-family="Albany" style:font-style-name="Standard" style:font-family-generic="swiss" style:font-pitch="variable" fo:font-size="16pt" fo:language="en" fo:country="GB" fo:font-weight="normal" style:font-family-asian="Symbol" style:font-pitch-asian="variable" style:font-charset-asian="x-symbol" style:font-size-asian="10pt" style:font-weight-asian="normal" style:font-family-complex="Symbol" style:font-pitch-complex="variable" style:font-charset-complex="x-symbol" style:font-size-complex="10pt" style:font-weight-complex="normal"/>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1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7" draw:layer="backgroundobjects" svg:width="3.423cm" svg:height="2.437cm" svg:x="27.306cm" svg:y="17.146cm">
        <draw:image xlink:href="Pictures/100002010000061E00000559248150B9.png" xlink:type="simple" xlink:show="embed" xlink:actuate="onLoad">
          <text:p/>
        </draw:image>
      </draw:frame>
      <draw:frame draw:style-name="Mgr8" draw:layer="backgroundobjects" svg:width="0.002cm" svg:height="0.937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office:forms form:automatic-focus="false" form:apply-design-mode="false"/>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1" draw:layer="backgroundobjects" svg:width="10.143cm" svg:height="1.379cm" svg:x="10.944cm" svg:y="18.22cm" presentation:class="footer">
        <draw:text-box>
          <text:p text:style-name="MP11"><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6-08-25T01:56:29</meta:creation-date>
    <dc:creator>employee </dc:creator>
    <dc:date>2014-06-10T18:46:05</dc:date>
    <meta:print-date>2006-08-25T01:56:29</meta:print-date>
    <meta:editing-cycles>197</meta:editing-cycles>
    <meta:editing-duration>P1DT11H38M8S</meta:editing-duration>
    <meta:document-statistic meta:object-count="114"/>
    <meta:user-defined meta:name="Info 1"/>
    <meta:user-defined meta:name="Info 2"/>
    <meta:user-defined meta:name="Info 3"/>
    <meta:user-defined meta:name="Info 4"/>
  </office:meta>
</office:document-meta>
</file>